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frame draw:id="id63" draw:style-name="a381" draw:name="Immagine 4" svg:x="0.88982in" svg:y="0.12449in" svg:width="11.5537in" svg:height="7.25101in" style:rel-width="scale" style:rel-height="scale">
          <draw:image xlink:href="media/image1.png" xlink:type="simple" xlink:show="embed" xlink:actuate="onLoad"/>
          <svg:title/>
          <svg:desc/>
        </draw:frame>
        <draw:custom-shape svg:x="1.78093in" svg:y="6.13281in" svg:width="0.1223in" svg:height="0.136in" draw:id="id64" draw:style-name="a384" draw:name="Ovale 5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5297in" svg:y="1.51453in" svg:width="0.1223in" svg:height="0.136in" draw:id="id65" draw:style-name="a387" draw:name="Ovale 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52287in" svg:y="1.11131in" svg:width="0.1223in" svg:height="0.136in" draw:id="id66" draw:style-name="a390" draw:name="Ovale 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8777in" svg:y="2.0683in" svg:width="0.1223in" svg:height="0.136in" draw:id="id67" draw:style-name="a393" draw:name="Ovale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5727in" svg:y="5.7726in" svg:width="0.1223in" svg:height="0.136in" draw:id="id68" draw:style-name="a396" draw:name="Ovale 9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uggero Rostirolla</meta:initial-creator>
    <dc:creator>Ruggero Rostirolla</dc:creator>
    <meta:creation-date>2026-04-02T23:23:23Z</meta:creation-date>
    <dc:date>2026-04-02T23:32:24Z</dc:date>
    <meta:editing-cycles>1</meta:editing-cycles>
    <meta:editing-duration>PT540S</meta:editing-duration>
    <meta:document-statistic meta:paragraph-count="0" meta:word-count="0"/>
  </office:meta>
</office:document-meta>
</file>